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svg:stroke-color="#333333" draw:fill-color="#b2b2b2"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5.762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5.762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6cm" svg:y="5.762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2.431cm" svg:y="5.762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018cm" svg:y="5.762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5.445cm" svg:y1="7.467cm" svg:x2="16.24cm" svg:y2="7.467cm">
          <text:p/>
        </draw:line>
        <draw:frame draw:style-name="gr3" draw:text-style-name="P6" draw:layer="layout" svg:width="2.222cm" svg:height="1.27cm" svg:x="3.54cm" svg:y="7.032cm">
          <draw:text-box>
            <text:p>Time</text:p>
          </draw:text-box>
        </draw:frame>
        <draw:frame draw:style-name="gr4" draw:text-style-name="P6" draw:layer="layout" svg:width="11.747cm" svg:height="1.673cm" svg:x="1.953cm" svg:y="1.549cm">
          <draw:text-box>
            <text:p>Cycle: <text:s/><text:s/>1 <text:s text:c="3"/><text:s text:c="3"/>2 <text:s text:c="3"/><text:s text:c="3"/>3 <text:s text:c="3"/><text:s text:c="3"/>4 <text:s text:c="3"/><text:s text:c="3"/>5 <text:s text:c="3"/><text:s text:c="3"/>6 <text:s text:c="3"/><text:s text:c="3"/><text:s text:c="3"/><text:s/></text:p>
          </draw:text-box>
        </draw:frame>
        <draw:line draw:style-name="gr5" draw:text-style-name="P5" draw:layer="layout" svg:x1="6.08cm" svg:y1="3.54cm" svg:x2="6.08cm" svg:y2="2.587cm">
          <text:p/>
        </draw:line>
        <draw:line draw:style-name="gr5" draw:text-style-name="P5" draw:layer="layout" svg:x1="7.667cm" svg:y1="3.54cm" svg:x2="7.667cm" svg:y2="2.587cm">
          <text:p/>
        </draw:line>
        <draw:line draw:style-name="gr5" draw:text-style-name="P5" draw:layer="layout" svg:x1="9.255cm" svg:y1="3.54cm" svg:x2="9.255cm" svg:y2="2.587cm">
          <text:p/>
        </draw:line>
        <draw:line draw:style-name="gr5" draw:text-style-name="P5" draw:layer="layout" svg:x1="10.842cm" svg:y1="3.54cm" svg:x2="10.842cm" svg:y2="2.587cm">
          <text:p/>
        </draw:line>
        <draw:line draw:style-name="gr5" draw:text-style-name="P5" draw:layer="layout" svg:x1="12.43cm" svg:y1="3.54cm" svg:x2="12.43cm" svg:y2="2.587cm">
          <text:p/>
        </draw:line>
        <draw:custom-shape draw:style-name="gr6" draw:text-style-name="P7" draw:layer="layout" svg:width="1.587cm" svg:height="0.952cm" svg:x="6.0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587cm" svg:height="0.952cm" svg:x="9.25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587cm" svg:height="0.952cm" svg:x="7.66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587cm" svg:height="0.952cm" svg:x="10.8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587cm" svg:height="0.952cm" svg:x="12.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10.525cm" svg:y1="4.81cm" svg:x2="11.16cm" svg:y2="5.762cm">
          <text:p/>
        </draw:line>
        <draw:custom-shape draw:style-name="gr1" draw:text-style-name="P2" draw:layer="layout" svg:width="1.587cm" svg:height="0.952cm" svg:x="21.00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4.17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2.59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25.76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7.35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2.59cm" svg:y="5.1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5.765cm" svg:y="5.1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4.178cm" svg:y="5.1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27.353cm" svg:y="5.1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8.94cm" svg:y="5.1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21.955cm" svg:y1="7.467cm" svg:x2="32.75cm" svg:y2="7.467cm">
          <text:p/>
        </draw:line>
        <draw:frame draw:style-name="gr3" draw:text-style-name="P6" draw:layer="layout" svg:width="2.222cm" svg:height="1.27cm" svg:x="20.05cm" svg:y="7.032cm">
          <draw:text-box>
            <text:p>Time</text:p>
          </draw:text-box>
        </draw:frame>
        <draw:frame draw:style-name="gr4" draw:text-style-name="P6" draw:layer="layout" svg:width="11.747cm" svg:height="1.673cm" svg:x="18.46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5" draw:text-style-name="P5" draw:layer="layout" svg:x1="22.59cm" svg:y1="3.54cm" svg:x2="22.59cm" svg:y2="2.587cm">
          <text:p/>
        </draw:line>
        <draw:line draw:style-name="gr5" draw:text-style-name="P5" draw:layer="layout" svg:x1="24.177cm" svg:y1="3.54cm" svg:x2="24.177cm" svg:y2="2.587cm">
          <text:p/>
        </draw:line>
        <draw:line draw:style-name="gr5" draw:text-style-name="P5" draw:layer="layout" svg:x1="25.765cm" svg:y1="3.54cm" svg:x2="25.765cm" svg:y2="2.587cm">
          <text:p/>
        </draw:line>
        <draw:line draw:style-name="gr5" draw:text-style-name="P5" draw:layer="layout" svg:x1="27.352cm" svg:y1="3.54cm" svg:x2="27.352cm" svg:y2="2.587cm">
          <text:p/>
        </draw:line>
        <draw:line draw:style-name="gr5" draw:text-style-name="P5" draw:layer="layout" svg:x1="28.94cm" svg:y1="3.54cm" svg:x2="28.94cm" svg:y2="2.587cm">
          <text:p/>
        </draw:line>
        <draw:line draw:style-name="gr7" draw:text-style-name="P5" draw:layer="layout" svg:x1="25.447cm" svg:y1="4.81cm" svg:x2="26.082cm" svg:y2="5.127cm">
          <text:p/>
        </draw:line>
        <draw:custom-shape draw:style-name="gr1" draw:text-style-name="P2" draw:layer="layout" svg:width="1.587cm" svg:height="0.952cm" svg:x="21.004cm" svg:y="3.858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4.179cm" svg:y="3.858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2.592cm" svg:y="3.858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25.767cm" svg:y="3.858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7.354cm" svg:y="3.858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2.591cm" svg:y="5.128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5.766cm" svg:y="5.128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4.179cm" svg:y="5.128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27.354cm" svg:y="5.128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8.941cm" svg:y="5.128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21.956cm" svg:y1="7.468cm" svg:x2="32.751cm" svg:y2="7.468cm">
          <text:p/>
        </draw:line>
        <draw:frame draw:style-name="gr3" draw:text-style-name="P6" draw:layer="layout" svg:width="2.222cm" svg:height="1.27cm" svg:x="20.051cm" svg:y="7.033cm">
          <draw:text-box>
            <text:p>Time</text:p>
          </draw:text-box>
        </draw:frame>
        <draw:frame draw:style-name="gr4" draw:text-style-name="P6" draw:layer="layout" svg:width="11.747cm" svg:height="1.673cm" svg:x="18.464cm" svg:y="1.55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5" draw:text-style-name="P5" draw:layer="layout" svg:x1="22.591cm" svg:y1="3.541cm" svg:x2="22.591cm" svg:y2="2.588cm">
          <text:p/>
        </draw:line>
        <draw:line draw:style-name="gr5" draw:text-style-name="P5" draw:layer="layout" svg:x1="24.178cm" svg:y1="3.541cm" svg:x2="24.178cm" svg:y2="2.588cm">
          <text:p/>
        </draw:line>
        <draw:line draw:style-name="gr5" draw:text-style-name="P5" draw:layer="layout" svg:x1="25.766cm" svg:y1="3.541cm" svg:x2="25.766cm" svg:y2="2.588cm">
          <text:p/>
        </draw:line>
        <draw:line draw:style-name="gr5" draw:text-style-name="P5" draw:layer="layout" svg:x1="27.353cm" svg:y1="3.541cm" svg:x2="27.353cm" svg:y2="2.588cm">
          <text:p/>
        </draw:line>
        <draw:line draw:style-name="gr5" draw:text-style-name="P5" draw:layer="layout" svg:x1="28.941cm" svg:y1="3.541cm" svg:x2="28.941cm" svg:y2="2.588cm">
          <text:p/>
        </draw:line>
        <draw:line draw:style-name="gr7" draw:text-style-name="P5" draw:layer="layout" svg:x1="25.448cm" svg:y1="4.811cm" svg:x2="26.083cm" svg:y2="5.128cm">
          <text:p/>
        </draw:line>
        <draw:custom-shape draw:style-name="gr1" draw:text-style-name="P2" draw:layer="layout" svg:width="1.587cm" svg:height="0.952cm" svg:x="12.43cm" svg:y="12.43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5.605cm" svg:y="12.43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018cm" svg:y="12.43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7.193cm" svg:y="12.43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8.78cm" svg:y="12.43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017cm" svg:y="13.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7.192cm" svg:y="13.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5.605cm" svg:y="13.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8.78cm" svg:y="13.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20.367cm" svg:y="13.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5" draw:layer="layout" svg:x1="13.382cm" svg:y1="16.04cm" svg:x2="24.177cm" svg:y2="16.04cm">
          <text:p/>
        </draw:line>
        <draw:frame draw:style-name="gr3" draw:text-style-name="P6" draw:layer="layout" svg:width="2.222cm" svg:height="1.27cm" svg:x="11.477cm" svg:y="15.605cm">
          <draw:text-box>
            <text:p>Time</text:p>
          </draw:text-box>
        </draw:frame>
        <draw:frame draw:style-name="gr4" draw:text-style-name="P6" draw:layer="layout" svg:width="11.747cm" svg:height="1.673cm" svg:x="9.89cm" svg:y="10.122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5" draw:text-style-name="P5" draw:layer="layout" svg:x1="14.017cm" svg:y1="12.113cm" svg:x2="14.017cm" svg:y2="11.16cm">
          <text:p/>
        </draw:line>
        <draw:line draw:style-name="gr5" draw:text-style-name="P5" draw:layer="layout" svg:x1="15.604cm" svg:y1="12.113cm" svg:x2="15.604cm" svg:y2="11.16cm">
          <text:p/>
        </draw:line>
        <draw:line draw:style-name="gr5" draw:text-style-name="P5" draw:layer="layout" svg:x1="17.192cm" svg:y1="12.113cm" svg:x2="17.192cm" svg:y2="11.16cm">
          <text:p/>
        </draw:line>
        <draw:line draw:style-name="gr5" draw:text-style-name="P5" draw:layer="layout" svg:x1="18.779cm" svg:y1="12.113cm" svg:x2="18.779cm" svg:y2="11.16cm">
          <text:p/>
        </draw:line>
        <draw:line draw:style-name="gr5" draw:text-style-name="P5" draw:layer="layout" svg:x1="20.367cm" svg:y1="12.113cm" svg:x2="20.367cm" svg:y2="11.16cm">
          <text:p/>
        </draw:line>
        <draw:line draw:style-name="gr7" draw:text-style-name="P5" draw:layer="layout" svg:x1="18.462cm" svg:y1="13.383cm" svg:x2="19.097cm" svg:y2="13.7cm">
          <text:p/>
        </draw:line>
        <draw:frame draw:style-name="gr8" draw:text-style-name="P10" draw:layer="layout" svg:width="7.771cm" svg:height="1.673cm" svg:x="5.445cm" svg:y="0.597cm">
          <draw:text-box>
            <text:p text:style-name="P9"><text:span text:style-name="T2">M</text:span><text:span text:style-name="T2">E</text:span><text:span text:style-name="T2">M</text:span><text:span text:style-name="T2">-</text:span><text:span text:style-name="T2">E</text:span><text:span text:style-name="T2">X 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i</text:span><text:span text:style-name="T2">n</text:span><text:span text:style-name="T2">g</text:span></text:p>
          </draw:text-box>
        </draw:frame>
        <draw:frame draw:style-name="gr8" draw:text-style-name="P10" draw:layer="layout" svg:width="7.771cm" svg:height="1.673cm" svg:x="20.851cm" svg:y="0.597cm">
          <draw:text-box>
            <text:p text:style-name="P9"><text:span text:style-name="T2">EX-EX Forwarding</text:span></text:p>
          </draw:text-box>
        </draw:frame>
        <draw:frame draw:style-name="gr9" draw:text-style-name="P10" draw:layer="layout" svg:width="7.771cm" svg:height="1.356cm" svg:x="12.914cm" svg:y="8.937cm">
          <draw:text-box>
            <text:p text:style-name="P9"><text:span text:style-name="T2">MEM-MEM Forward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21:24:37.960459463</dc:date>
    <meta:editing-duration>PT53M19S</meta:editing-duration>
    <meta:editing-cycles>8</meta:editing-cycles>
    <meta:generator>LibreOffice/24.2.0.3$Linux_X86_64 LibreOffice_project/420$Build-3</meta:generator>
    <meta:print-date>2024-04-23T21:24:49.440190391</meta:print-date>
    <meta:printed-by>PDF files</meta:printed-by>
    <meta:document-statistic meta:object-count="84"/>
  </office:meta>
</office:document-meta>
</file>